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62f6"/>
    </style:style>
    <style:style style:name="P2" style:family="paragraph" style:parent-style-name="Standard">
      <style:text-properties style:font-name="Arial" fo:font-size="15pt" officeooo:paragraph-rsid="001162f6" style:font-size-asian="15pt" style:font-size-complex="15pt"/>
    </style:style>
    <style:style style:name="P3" style:family="paragraph" style:parent-style-name="Standard">
      <style:text-properties style:font-name="Arial" fo:font-size="15pt" fo:font-weight="bold" officeooo:rsid="001162f6" officeooo:paragraph-rsid="001162f6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Arial" fo:font-size="15pt" fo:font-weight="normal" officeooo:rsid="00132b7a" style:font-size-asian="15pt" style:font-weight-asian="normal" style:font-size-complex="15pt" style:font-weight-complex="normal"/>
    </style:style>
    <style:style style:name="P5" style:family="paragraph" style:parent-style-name="Standard">
      <style:text-properties style:font-name="Arial" fo:font-size="15pt" fo:font-weight="normal" officeooo:rsid="00132b7a" officeooo:paragraph-rsid="00132b7a" style:font-size-asian="15pt" style:font-weight-asian="normal" style:font-size-complex="15pt" style:font-weight-complex="normal"/>
    </style:style>
    <style:style style:name="P6" style:family="paragraph" style:parent-style-name="Standard" style:list-style-name="L1">
      <style:text-properties style:font-name="Arial" fo:font-size="15pt" fo:font-weight="normal" officeooo:rsid="00132b7a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text-properties style:font-name="Arial" fo:font-size="15pt" fo:font-weight="normal" officeooo:rsid="00132b7a" officeooo:paragraph-rsid="00132b7a" style:font-size-asian="15pt" style:font-weight-asian="normal" style:font-size-complex="15pt" style:font-weight-complex="normal"/>
    </style:style>
    <style:style style:name="P8" style:family="paragraph" style:parent-style-name="Standard" style:list-style-name="L3">
      <style:text-properties style:font-name="Arial" fo:font-size="15pt" fo:font-weight="normal" officeooo:rsid="00132b7a" style:font-size-asian="15pt" style:font-weight-asian="normal" style:font-size-complex="15pt" style:font-weight-complex="normal"/>
    </style:style>
    <style:style style:name="P9" style:family="paragraph" style:parent-style-name="Standard" style:list-style-name="L3">
      <style:text-properties style:font-name="Arial" fo:font-size="15pt" fo:font-weight="normal" officeooo:rsid="00137e47" officeooo:paragraph-rsid="00137e47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Arial" fo:font-size="15pt" fo:font-weight="normal" officeooo:rsid="00137e47" officeooo:paragraph-rsid="00137e47" style:font-size-asian="15pt" style:font-weight-asian="normal" style:font-size-complex="15pt" style:font-weight-complex="normal"/>
    </style:style>
    <style:style style:name="P11" style:family="paragraph" style:parent-style-name="Standard" style:list-style-name="L4">
      <style:text-properties style:font-name="Arial" fo:font-size="15pt" fo:font-weight="normal" officeooo:rsid="00137e47" officeooo:paragraph-rsid="00137e47" style:font-size-asian="15pt" style:font-weight-asian="normal" style:font-size-complex="15pt" style:font-weight-complex="normal"/>
    </style:style>
    <style:style style:name="P12" style:family="paragraph" style:parent-style-name="Standard" style:master-page-name="Standard">
      <style:paragraph-properties style:page-number="auto"/>
      <style:text-properties style:font-name="Arial" fo:font-size="15pt" officeooo:paragraph-rsid="001162f6" style:font-size-asian="15pt" style:font-size-complex="15pt"/>
    </style:style>
    <style:style style:name="P13" style:family="paragraph" style:parent-style-name="List_20_Paragraph" style:list-style-name="WWNum2">
      <style:text-properties style:font-name="Arial" fo:font-size="15pt" officeooo:paragraph-rsid="001162f6" style:font-size-asian="15pt" style:font-size-complex="15pt"/>
    </style:style>
    <style:style style:name="P14" style:family="paragraph" style:parent-style-name="List_20_Paragraph" style:list-style-name="WWNum3">
      <style:text-properties style:font-name="Arial" fo:font-size="15pt" officeooo:paragraph-rsid="001162f6" style:font-size-asian="15pt" style:font-size-complex="15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officeooo:rsid="001162f6"/>
    </style:style>
    <style:style style:name="T3" style:family="text">
      <style:text-properties officeooo:rsid="00132b7a"/>
    </style:style>
    <style:style style:name="T4" style:family="text">
      <style:text-properties officeooo:rsid="00137e47"/>
    </style:style>
    <style:style style:name="T5" style:family="text">
      <style:text-properties fo:font-weight="bold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5">Nome caso d’uso: Login</text:span></text:p>
      <text:p text:style-name="P2">Partecipanti: Amministratore <text:span text:style-name="T2">per le riparazioni</text:span></text:p>
      <text:p text:style-name="P2">Flusso di eventi:</text:p>
      <text:list xml:id="list385288844" text:style-name="WWNum2">
        <text:list-item>
          <text:p text:style-name="P13">L’amministratore <text:span text:style-name="T2">per le riparazioni</text:span> vuole accedere al sistema</text:p>
        </text:list-item>
        <text:list-item>
          <text:p text:style-name="P13">Il sistema mostra i campi da compilare: username e password</text:p>
        </text:list-item>
        <text:list-item>
          <text:p text:style-name="P13">L’amministratore <text:span text:style-name="T2">per le riparazioni</text:span> inserisce username e password e li sottomette al sistema premendo sul tasto Login</text:p>
        </text:list-item>
      </text:list>
      <text:p text:style-name="P2">Condizioni di entrata: L’amministratore <text:span text:style-name="T2">per le riparazioni</text:span> si collega al sistema e accede alla funzionalità che consente di effettuare l’accesso</text:p>
      <text:p text:style-name="P2">Condizioni di uscita: Il sistema permette l’accesso all’amministratore <text:span text:style-name="T2">per le riparazioni</text:span></text:p>
      <text:p text:style-name="P2">Eccezioni: Se al passo 3, all’ invio di username e password il sistema non trova i dati rimanda a “Errore nei dati”</text:p>
      <text:p text:style-name="P2"/>
      <text:p text:style-name="P2"><text:span text:style-name="T5">Nome caso d’uso: Errore nei dati</text:span></text:p>
      <text:p text:style-name="P2">Partecipanti: Amministratore <text:span text:style-name="T2">per le riparazioni</text:span></text:p>
      <text:p text:style-name="P2">Flusso di eventi:</text:p>
      <text:list xml:id="list299793905" text:style-name="WWNum3">
        <text:list-item>
          <text:p text:style-name="P14">Il sistema mostra una schermata con un pulsante “OK” per avvertire l’amministratore <text:span text:style-name="T2">per le riparazioni</text:span> dell’errore</text:p>
        </text:list-item>
        <text:list-item>
          <text:p text:style-name="P14">L’amministratore <text:span text:style-name="T2">per le riparazioni</text:span> visualizza la schermata e clicca “OK”</text:p>
        </text:list-item>
      </text:list>
      <text:p text:style-name="P2">Condizioni di entrata: L’ amministratore <text:span text:style-name="T2">per le riparazioni</text:span> inserisce un<text:span text:style-name="T2">o</text:span> dei dati errati</text:p>
      <text:p text:style-name="P2">Condizioni di uscita: L’amministratore <text:span text:style-name="T2">per le riparazioni</text:span> è pronto ad inserire nuovamente i dati dopo aver visualizzato l’errore</text:p>
      <text:p text:style-name="P2"/>
      <text:p text:style-name="P3">Nome caso d’uso:<text:span text:style-name="T3">Modifica dello stato di riparazione</text:span></text:p>
      <text:p text:style-name="P5">Partecipanti: Amministratore per le riparazioni</text:p>
      <text:p text:style-name="P5">Flusso di eventi:</text:p>
      <text:list xml:id="list263324091" text:style-name="L1">
        <text:list-item>
          <text:p text:style-name="P7">Il sistema visualizza una lista con tutti i prodotti in riparazione dei rispettivi utenti</text:p>
        </text:list-item>
        <text:list-item>
          <text:p text:style-name="P7">L’amministratore per le riparazioni seleziona il prodotto a cui vuole modificare lo stato</text:p>
        </text:list-item>
        <text:list-item>
          <text:p text:style-name="P7">Il sistema visualizza lo stato attuale del prodotto selezionato e il nuovo stato da inserire</text:p>
        </text:list-item>
        <text:list-item>
          <text:p text:style-name="P7">L’amministratore per le riparazioni inserisce il nuovo stato del prodotto e conferma la modifica</text:p>
        </text:list-item>
        <text:list-item>
          <text:p text:style-name="P6">Il sistema notifica il successo dell’operazione e visualizza il nuovo stato del prodotto</text:p>
        </text:list-item>
      </text:list>
      <text:p text:style-name="P4">Condizioni di entrata: </text:p>
      <text:list xml:id="list864652496" text:style-name="L3">
        <text:list-item>
          <text:p text:style-name="P8"><text:soft-page-break/>L’amministratore <text:span text:style-name="T4">per le riparazioni</text:span> ha effettuato l’accesso <text:span text:style-name="T4">correttamente</text:span></text:p>
        </text:list-item>
        <text:list-item>
          <text:p text:style-name="P9">L’amministratore per le riparazioni si trova sulla pagina per la modifica dello stato delle riparazioni</text:p>
        </text:list-item>
      </text:list>
      <text:p text:style-name="P10">Condizioni di uscita:</text:p>
      <text:list xml:id="list104401935" text:style-name="L4">
        <text:list-item>
          <text:p text:style-name="P11">L’amministratore per le riparazioni modifica lo stato del prodotto in riparazione</text:p>
        </text:list-item>
        <text:list-item>
          <text:p text:style-name="P11">L’amministratore per le riparazioni annulla l’operazione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e" style:family="paragraph">
      <style:paragraph-properties fo:hyphenation-ladder-count="no-limit"/>
      <style:text-properties fo:hyphenate="false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8:41:36.788000000</meta:creation-date>
    <dc:date>2018-11-04T19:10:09.472000000</dc:date>
    <meta:editing-duration>PT8M21S</meta:editing-duration>
    <meta:editing-cycles>1</meta:editing-cycles>
    <meta:document-statistic meta:table-count="0" meta:image-count="0" meta:object-count="0" meta:page-count="2" meta:paragraph-count="30" meta:word-count="315" meta:character-count="2121" meta:non-whitespace-character-count="1849"/>
    <meta:generator>LibreOffice/6.1.1.2$Windows_X86_64 LibreOffice_project/5d19a1bfa650b796764388cd8b33a5af1f5baa1b</meta:generator>
  </office:meta>
</office:document-meta>
</file>